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Boundas, 1996 #849}</text:p>
      <text:p text:style-name="Text_20_body">Boundas, Constantin. "Deleuze-Bergson: An Ontology of the Virtual." In <text:span text:style-name="T1">Deleuze : A Critical Reader</text:span>, edited by Paul Patton, x, 316 p. Oxford ; Cambridge, Mass.: Blackwell, 1996.</text:p>
      <text:p text:style-name="Text_20_body">Just like Kant, Deleuze believes that Ideas are problem-setting imperatives. But unlike Kant, Deleuze believes that the ability of a problem to be solved must be made to depend on the form that the problem takes. 88</text:p>
      <text:p text:style-name="Text_20_body">The Idea then would differ in nature from all the solutions to which it is susceptible. It would transcend all the solutions to which it gives rise. 89</text:p>
      <text:p text:style-name="Text_20_body">They are multiplicities, systems of differential elements, singular problem-setting structures. 89</text:p>
      <text:p text:style-name="Text_20_body">Representation belongs essentially to consciousness and follows the logic of solutions. The Idea, on the contrary, is in Deleuze's expression, 'sub-representative' and it is fashioned according to the logic of the problem and of the question. 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bm</meta:initial-creator>
    <meta:creation-date>2008-05-08T14:04:42</meta:creation-date>
    <dc:creator>abm</dc:creator>
    <dc:date>2008-05-08T14:13:51</dc:date>
    <meta:editing-cycles>2</meta:editing-cycles>
    <meta:editing-duration>PT4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45" meta:character-count="905"/>
  </office:meta>
</office:document-meta>
</file>